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3.19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Ciment</text:p>
          </table:table-cell>
          <table:table-cell office:value-type="string">
            <text:p>Aturats</text:p>
          </table:table-cell>
          <table:table-cell/>
          <table:table-cell>
            <draw:frame table:end-cell-address="Hoja1.J23" table:end-x="1.75cm" table:end-y="0.098cm" draw:z-index="0" draw:style-name="gr1" svg:width="12.606cm" svg:height="9.95cm" svg:x="1.163cm" svg:y="0.199cm">
              <draw:object draw:notify-on-update-of-ranges="Hoja1.B2:Hoja1.B13 Hoja1.C2:Hoja1.C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88218">
            <text:p>88218</text:p>
          </table:table-cell>
          <table:table-cell office:value-type="float" office:value="50518">
            <text:p>505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94935">
            <text:p>94935</text:p>
          </table:table-cell>
          <table:table-cell office:value-type="float" office:value="48335">
            <text:p>483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77395">
            <text:p>77395</text:p>
          </table:table-cell>
          <table:table-cell office:value-type="float" office:value="45184">
            <text:p>451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96706">
            <text:p>96706</text:p>
          </table:table-cell>
          <table:table-cell office:value-type="float" office:value="41233">
            <text:p>412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76975">
            <text:p>76975</text:p>
          </table:table-cell>
          <table:table-cell office:value-type="float" office:value="36439">
            <text:p>364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75862">
            <text:p>75862</text:p>
          </table:table-cell>
          <table:table-cell office:value-type="float" office:value="36929">
            <text:p>369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2318">
            <text:p>62318</text:p>
          </table:table-cell>
          <table:table-cell office:value-type="float" office:value="39927">
            <text:p>399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726">
            <text:p>41726</text:p>
          </table:table-cell>
          <table:table-cell office:value-type="float" office:value="43540">
            <text:p>435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628">
            <text:p>50628</text:p>
          </table:table-cell>
          <table:table-cell office:value-type="float" office:value="46807">
            <text:p>468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192">
            <text:p>60192</text:p>
          </table:table-cell>
          <table:table-cell office:value-type="float" office:value="56982">
            <text:p>5698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970">
            <text:p>50970</text:p>
          </table:table-cell>
          <table:table-cell office:value-type="float" office:value="70144">
            <text:p>701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850">
            <text:p>36850</text:p>
          </table:table-cell>
          <table:table-cell office:value-type="float" office:value="73298">
            <text:p>73298</text:p>
          </table:table-cell>
          <table:table-cell table:number-columns-repeated="2"/>
        </table:table-row>
        <table:table-row table:style-name="ro2">
          <table:table-cell office:value-type="string">
            <text:p>mean</text:p>
          </table:table-cell>
          <table:table-cell table:formula="of:=AVERAGE([.B2:.B13])" office:value-type="float" office:value="67731.25">
            <text:p>67731,25</text:p>
          </table:table-cell>
          <table:table-cell table:formula="of:=AVERAGE([.C2:.C13])" office:value-type="float" office:value="49111.3333333333">
            <text:p>49111,33</text:p>
          </table:table-cell>
          <table:table-cell table:number-columns-repeated="2"/>
        </table:table-row>
        <table:table-row table:style-name="ro1">
          <table:table-cell office:value-type="string">
            <text:p>varp</text:p>
          </table:table-cell>
          <table:table-cell table:formula="of:=VARP([.B2:.B13])" office:value-type="float" office:value="377813334.020833">
            <text:p>377813334,02</text:p>
          </table:table-cell>
          <table:table-cell table:formula="of:=VARP([.C2:.C13])" office:value-type="float" office:value="133257313.055556">
            <text:p>133257313,06</text:p>
          </table:table-cell>
          <table:table-cell table:number-columns-repeated="2"/>
        </table:table-row>
        <table:table-row table:style-name="ro1">
          <table:table-cell office:value-type="string">
            <text:p>sd</text:p>
          </table:table-cell>
          <table:table-cell table:formula="of:=SQRT([.B15])" office:value-type="float" office:value="19437.4209714363">
            <text:p>19437,42</text:p>
          </table:table-cell>
          <table:table-cell table:formula="of:=SQRT([.C15])" office:value-type="float" office:value="11543.7131398678">
            <text:p>11543,7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covar</text:p>
          </table:table-cell>
          <table:table-cell table:formula="of:=COVAR([.B2:.B13];[.C2:.C13])" office:value-type="float" office:value="-116624387.833333">
            <text:p>-116624387,83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table:formula="of:=[.B18]/([.B16]*[.C16])" office:value-type="float" office:value="-0.51976282049261">
            <text:p>-0,52</text:p>
          </table:table-cell>
          <table:table-cell office:value-type="string">
            <text:p>(poca correlació lineal negativa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Aturats (ordenat)</text:p>
          </table:table-cell>
          <table:table-cell office:value-type="string">
            <text:p>fabs</text:p>
          </table:table-cell>
          <table:table-cell office:value-type="string">
            <text:p>fabsacum</text:p>
          </table:table-cell>
          <table:table-cell office:value-type="string">
            <text:p>frelacum</text:p>
          </table:table-cell>
          <table:table-cell/>
        </table:table-row>
        <table:table-row table:style-name="ro2">
          <table:table-cell office:value-type="float" office:value="36439">
            <text:p>36439</text:p>
          </table:table-cell>
          <table:table-cell table:formula="of:=1" office:value-type="float" office:value="1">
            <text:p>1</text:p>
          </table:table-cell>
          <table:table-cell table:formula="of:=[.B22]" office:value-type="float" office:value="1">
            <text:p>1</text:p>
          </table:table-cell>
          <table:table-cell table:formula="of:=[.C22]/[.$B$34]" office:value-type="float" office:value="0.0833333333333333">
            <text:p>0,08</text:p>
          </table:table-cell>
          <table:table-cell/>
        </table:table-row>
        <table:table-row table:style-name="ro2">
          <table:table-cell office:value-type="float" office:value="36929">
            <text:p>36929</text:p>
          </table:table-cell>
          <table:table-cell table:formula="of:=1" office:value-type="float" office:value="1">
            <text:p>1</text:p>
          </table:table-cell>
          <table:table-cell table:formula="of:=[.B23]+[.C22]" office:value-type="float" office:value="2">
            <text:p>2</text:p>
          </table:table-cell>
          <table:table-cell table:formula="of:=[.C23]/[.$B$34]" office:value-type="float" office:value="0.166666666666667">
            <text:p>0,17</text:p>
          </table:table-cell>
          <table:table-cell/>
        </table:table-row>
        <table:table-row table:style-name="ro2">
          <table:table-cell office:value-type="float" office:value="39927">
            <text:p>39927</text:p>
          </table:table-cell>
          <table:table-cell table:formula="of:=1" office:value-type="float" office:value="1">
            <text:p>1</text:p>
          </table:table-cell>
          <table:table-cell table:formula="of:=[.B24]+[.C23]" office:value-type="float" office:value="3">
            <text:p>3</text:p>
          </table:table-cell>
          <table:table-cell table:formula="of:=[.C24]/[.$B$34]" office:value-type="float" office:value="0.25">
            <text:p>0,25</text:p>
          </table:table-cell>
          <table:table-cell office:value-type="string">
            <text:p>Q1</text:p>
          </table:table-cell>
        </table:table-row>
        <table:table-row table:style-name="ro2">
          <table:table-cell office:value-type="float" office:value="41233">
            <text:p>41233</text:p>
          </table:table-cell>
          <table:table-cell table:formula="of:=1" office:value-type="float" office:value="1">
            <text:p>1</text:p>
          </table:table-cell>
          <table:table-cell table:formula="of:=[.B25]+[.C24]" office:value-type="float" office:value="4">
            <text:p>4</text:p>
          </table:table-cell>
          <table:table-cell table:formula="of:=[.C25]/[.$B$34]" office:value-type="float" office:value="0.333333333333333">
            <text:p>0,33</text:p>
          </table:table-cell>
          <table:table-cell/>
        </table:table-row>
        <table:table-row table:style-name="ro2">
          <table:table-cell office:value-type="float" office:value="43540">
            <text:p>43540</text:p>
          </table:table-cell>
          <table:table-cell table:formula="of:=1" office:value-type="float" office:value="1">
            <text:p>1</text:p>
          </table:table-cell>
          <table:table-cell table:formula="of:=[.B26]+[.C25]" office:value-type="float" office:value="5">
            <text:p>5</text:p>
          </table:table-cell>
          <table:table-cell table:formula="of:=[.C26]/[.$B$34]" office:value-type="float" office:value="0.416666666666667">
            <text:p>0,42</text:p>
          </table:table-cell>
          <table:table-cell/>
        </table:table-row>
        <table:table-row table:style-name="ro2">
          <table:table-cell office:value-type="float" office:value="45184">
            <text:p>45184</text:p>
          </table:table-cell>
          <table:table-cell table:formula="of:=1" office:value-type="float" office:value="1">
            <text:p>1</text:p>
          </table:table-cell>
          <table:table-cell table:formula="of:=[.B27]+[.C26]" office:value-type="float" office:value="6">
            <text:p>6</text:p>
          </table:table-cell>
          <table:table-cell table:formula="of:=[.C27]/[.$B$34]" office:value-type="float" office:value="0.5">
            <text:p>0,5</text:p>
          </table:table-cell>
          <table:table-cell office:value-type="string">
            <text:p>Mediana</text:p>
          </table:table-cell>
        </table:table-row>
        <table:table-row table:style-name="ro2">
          <table:table-cell office:value-type="float" office:value="46807">
            <text:p>46807</text:p>
          </table:table-cell>
          <table:table-cell table:formula="of:=1" office:value-type="float" office:value="1">
            <text:p>1</text:p>
          </table:table-cell>
          <table:table-cell table:formula="of:=[.B28]+[.C27]" office:value-type="float" office:value="7">
            <text:p>7</text:p>
          </table:table-cell>
          <table:table-cell table:formula="of:=[.C28]/[.$B$34]" office:value-type="float" office:value="0.583333333333333">
            <text:p>0,58</text:p>
          </table:table-cell>
          <table:table-cell/>
        </table:table-row>
        <table:table-row table:style-name="ro2">
          <table:table-cell office:value-type="float" office:value="48335">
            <text:p>48335</text:p>
          </table:table-cell>
          <table:table-cell table:formula="of:=1" office:value-type="float" office:value="1">
            <text:p>1</text:p>
          </table:table-cell>
          <table:table-cell table:formula="of:=[.B29]+[.C28]" office:value-type="float" office:value="8">
            <text:p>8</text:p>
          </table:table-cell>
          <table:table-cell table:formula="of:=[.C29]/[.$B$34]" office:value-type="float" office:value="0.666666666666667">
            <text:p>0,67</text:p>
          </table:table-cell>
          <table:table-cell/>
        </table:table-row>
        <table:table-row table:style-name="ro2">
          <table:table-cell office:value-type="float" office:value="50518">
            <text:p>50518</text:p>
          </table:table-cell>
          <table:table-cell table:formula="of:=1" office:value-type="float" office:value="1">
            <text:p>1</text:p>
          </table:table-cell>
          <table:table-cell table:formula="of:=[.B30]+[.C29]" office:value-type="float" office:value="9">
            <text:p>9</text:p>
          </table:table-cell>
          <table:table-cell table:formula="of:=[.C30]/[.$B$34]" office:value-type="float" office:value="0.75">
            <text:p>0,75</text:p>
          </table:table-cell>
          <table:table-cell office:value-type="string">
            <text:p>Q3</text:p>
          </table:table-cell>
        </table:table-row>
        <table:table-row table:style-name="ro2">
          <table:table-cell office:value-type="float" office:value="56982">
            <text:p>56982</text:p>
          </table:table-cell>
          <table:table-cell table:formula="of:=1" office:value-type="float" office:value="1">
            <text:p>1</text:p>
          </table:table-cell>
          <table:table-cell table:formula="of:=[.B31]+[.C30]" office:value-type="float" office:value="10">
            <text:p>10</text:p>
          </table:table-cell>
          <table:table-cell table:formula="of:=[.C31]/[.$B$34]" office:value-type="float" office:value="0.833333333333333">
            <text:p>0,83</text:p>
          </table:table-cell>
          <table:table-cell/>
        </table:table-row>
        <table:table-row table:style-name="ro2">
          <table:table-cell office:value-type="float" office:value="70144">
            <text:p>70144</text:p>
          </table:table-cell>
          <table:table-cell table:formula="of:=1" office:value-type="float" office:value="1">
            <text:p>1</text:p>
          </table:table-cell>
          <table:table-cell table:formula="of:=[.B32]+[.C31]" office:value-type="float" office:value="11">
            <text:p>11</text:p>
          </table:table-cell>
          <table:table-cell table:formula="of:=[.C32]/[.$B$34]" office:value-type="float" office:value="0.916666666666667">
            <text:p>0,92</text:p>
          </table:table-cell>
          <table:table-cell office:value-type="string">
            <text:p>P90</text:p>
          </table:table-cell>
        </table:table-row>
        <table:table-row table:style-name="ro2">
          <table:table-cell office:value-type="float" office:value="73298">
            <text:p>73298</text:p>
          </table:table-cell>
          <table:table-cell table:formula="of:=1" office:value-type="float" office:value="1">
            <text:p>1</text:p>
          </table:table-cell>
          <table:table-cell table:formula="of:=[.B33]+[.C32]" office:value-type="float" office:value="12">
            <text:p>12</text:p>
          </table:table-cell>
          <table:table-cell table:formula="of:=[.C33]/[.$B$34]" office:value-type="float" office:value="1">
            <text:p>1</text:p>
          </table:table-cell>
          <table:table-cell/>
        </table:table-row>
        <table:table-row table:style-name="ro2">
          <table:table-cell/>
          <table:table-cell table:formula="of:=SUM([.B22:.B33])" office:value-type="float" office:value="12">
            <text:p>12</text:p>
          </table:table-cell>
          <table:table-cell table:number-columns-repeated="3"/>
        </table:table-row>
      </table:table>
      <table:database-ranges>
        <table:database-range table:target-range-address="Hoja1.A22:Hoja1.A33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0:4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26T10:44:35.90</dc:date>
    <dc:creator>joseluis</dc:creator>
    <meta:editing-duration>PT00H22M21S</meta:editing-duration>
    <meta:editing-cycles>2</meta:editing-cycles>
    <meta:generator>OpenOffice.org/3.0$Win32 OpenOffice.org_project/300m9$Build-9358</meta:generator>
    <meta:document-statistic meta:table-count="1" meta:cell-count="97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607cm" svg:height="9.951cm" chart:class="chart:scatter" chart:style-name="ch1">
        <chart:plot-area chart:style-name="ch2" table:cell-range-address="Hoja1.B2:Hoja1.C13" svg:x="0.303cm" svg:y="0.199cm" svg:width="12.052cm" svg:height="9.555cm">
          <chart:axis chart:dimension="x" chart:name="primary-x" chart:style-name="ch3">
            <chart:title svg:x="5.464cm" svg:y="9.355cm" chart:style-name="ch4">
              <text:p>Consum ciment</text:p>
            </chart:title>
          </chart:axis>
          <chart:axis chart:dimension="y" chart:name="primary-y" chart:style-name="ch3">
            <chart:title svg:x="0.253cm" svg:y="5.815cm" chart:style-name="ch5">
              <text:p>Nombre aturats</text:p>
            </chart:title>
            <chart:grid chart:style-name="ch6" chart:class="major"/>
          </chart:axis>
          <chart:series chart:style-name="ch7" chart:values-cell-range-address="Hoja1.C2:Hoja1.C13" chart:class="chart:scatter">
            <chart:domain table:cell-range-address="Hoja1.B2:Hoja1.B13"/>
            <chart:regression-curve chart:style-name="ch8">
              <chart:equation chart:display-r-square="true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218">
                <text:p text:id="Hoja1.B2:Hoja1.B13">88218</text:p>
              </table:table-cell>
              <table:table-cell office:value-type="float" office:value="50518">
                <text:p text:id="Hoja1.C2:Hoja1.C13">505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935">
                <text:p>94935</text:p>
              </table:table-cell>
              <table:table-cell office:value-type="float" office:value="48335">
                <text:p>48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395">
                <text:p>77395</text:p>
              </table:table-cell>
              <table:table-cell office:value-type="float" office:value="45184">
                <text:p>45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706">
                <text:p>96706</text:p>
              </table:table-cell>
              <table:table-cell office:value-type="float" office:value="41233">
                <text:p>41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975">
                <text:p>76975</text:p>
              </table:table-cell>
              <table:table-cell office:value-type="float" office:value="36439">
                <text:p>36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862">
                <text:p>75862</text:p>
              </table:table-cell>
              <table:table-cell office:value-type="float" office:value="36929">
                <text:p>3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318">
                <text:p>62318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26">
                <text:p>41726</text:p>
              </table:table-cell>
              <table:table-cell office:value-type="float" office:value="43540">
                <text:p>435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628">
                <text:p>50628</text:p>
              </table:table-cell>
              <table:table-cell office:value-type="float" office:value="46807">
                <text:p>46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192">
                <text:p>60192</text:p>
              </table:table-cell>
              <table:table-cell office:value-type="float" office:value="56982">
                <text:p>56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970">
                <text:p>50970</text:p>
              </table:table-cell>
              <table:table-cell office:value-type="float" office:value="70144">
                <text:p>70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50">
                <text:p>36850</text:p>
              </table:table-cell>
              <table:table-cell office:value-type="float" office:value="73298">
                <text:p>73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